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8cbd" officeooo:paragraph-rsid="00148c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la conception de notre application nous avons adopté une architecture modulaire, ainsi nous avons découper le programme en trois modules:</text:p>
      <text:p text:style-name="P1"/>
      <text:p text:style-name="P1"><text:s/>- Module graphique: contient les classes résponsables de la gestion des interfaces graphique de l'application</text:p>
      <text:p text:style-name="P1"><text:s/>- Module Mouvement: contient les classes et les méthodes de la gestion des évenements, et le déplacement des pièces dans le jeux</text:p>
      <text:p text:style-name="P1"><text:s/>- Module Temporel: Contient les méthodes résponsable de la gestion temporelle de jeux, représenté par une horloge régissant les différents "pas</text:p>
      <text:p text:style-name="P1"><text:s text:c="20"/>temporels" intervenant dans la gestion des mouvements et déplacement des différentes piè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4:30:06.937706412</meta:creation-date>
    <meta:generator>LibreOffice/5.0.2.2$Linux_X86_64 LibreOffice_project/00m0$Build-2</meta:generator>
    <dc:date>2016-04-03T14:30:38.743270812</dc:date>
    <meta:editing-duration>PT32S</meta:editing-duration>
    <meta:editing-cycles>1</meta:editing-cycles>
    <meta:document-statistic meta:table-count="0" meta:image-count="0" meta:object-count="0" meta:page-count="1" meta:paragraph-count="5" meta:word-count="91" meta:character-count="637" meta:non-whitespace-character-count="528"/>
  </office:meta>
</office:document-meta>
</file>